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100" manifest:media-type="application/vnd.sun.star.oleobjec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100"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sans-serif" svg:font-family="sans-serif"/>
    <style:font-face style:name="FreeSans1" svg:font-family="FreeSans" style:font-family-generic="swiss"/>
    <style:font-face style:name="AdvPS2A83" svg:font-family="AdvPS2A83" style:font-family-generic="roman" style:font-pitch="variable"/>
    <style:font-face style:name="AdvPS2A8F" svg:font-family="AdvPS2A8F" style:font-family-generic="roman" style:font-pitch="variable"/>
    <style:font-face style:name="AdvPS2AA1" svg:font-family="AdvPS2AA1" style:font-family-generic="roman" style:font-pitch="variable"/>
    <style:font-face style:name="AdvPSSAB-R" svg:font-family="AdvPSSAB-R" style:font-family-generic="roman" style:font-pitch="variable"/>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vPS2A831" svg:font-family="AdvPS2A83" style:font-family-generic="system" style:font-pitch="variable"/>
    <style:font-face style:name="AdvPS2A8F1" svg:font-family="AdvPS2A8F" style:font-family-generic="system" style:font-pitch="variable"/>
    <style:font-face style:name="AdvPS2AA11" svg:font-family="AdvPS2AA1" style:font-family-generic="system" style:font-pitch="variable"/>
    <style:font-face style:name="AdvPSSAB-R1" svg:font-family="AdvPSSAB-R"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7778in" fo:margin-left="0in" fo:margin-top="0in" fo:margin-bottom="0in" table:align="left" style:writing-mode="lr-tb"/>
    </style:style>
    <style:style style:name="Table1.A" style:family="table-column">
      <style:table-column-properties style:column-width="5.7778in"/>
    </style:style>
    <style:style style:name="Table1.1" style:family="table-row">
      <style:table-row-properties fo:keep-together="auto"/>
    </style:style>
    <style:style style:name="Table1.A1" style:family="table-cell">
      <style:table-cell-properties fo:padding-left="0.0799in" fo:padding-right="0.0799in" fo:padding-top="0in" fo:padding-bottom="0.15in" fo:border-left="none" fo:border-right="none" fo:border-top="3pt solid #000000" fo:border-bottom="none"/>
    </style:style>
    <style:style style:name="Table2" style:family="table">
      <style:table-properties style:width="3.2653in" fo:margin-left="0in" fo:margin-top="0in" fo:margin-bottom="0in" table:align="left" style:writing-mode="lr-tb"/>
    </style:style>
    <style:style style:name="Table2.A" style:family="table-column">
      <style:table-column-properties style:column-width="0.4771in"/>
    </style:style>
    <style:style style:name="Table2.B" style:family="table-column">
      <style:table-column-properties style:column-width="1.1569in"/>
    </style:style>
    <style:style style:name="Table2.C" style:family="table-column">
      <style:table-column-properties style:column-width="0.5472in"/>
    </style:style>
    <style:style style:name="Table2.D" style:family="table-column">
      <style:table-column-properties style:column-width="0.7951in"/>
    </style:style>
    <style:style style:name="Table2.E" style:family="table-column">
      <style:table-column-properties style:column-width="0.2889in"/>
    </style:style>
    <style:style style:name="Table2.1" style:family="table-row">
      <style:table-row-properties fo:keep-together="auto"/>
    </style:style>
    <style:style style:name="Table2.A1" style:family="table-cell">
      <style:table-cell-properties fo:padding="0in" fo:border-left="none" fo:border-right="none" fo:border-top="0.5pt solid #000000" fo:border-bottom="0.5pt solid #000000"/>
    </style:style>
    <style:style style:name="Table2.A2" style:family="table-cell">
      <style:table-cell-properties fo:padding="0in" fo:border-left="none" fo:border-right="none" fo:border-top="0.5pt solid #000000" fo:border-bottom="none"/>
    </style:style>
    <style:style style:name="Table2.A3" style:family="table-cell">
      <style:table-cell-properties fo:padding="0in" fo:border="none"/>
    </style:style>
    <style:style style:name="Table2.A6" style:family="table-cell">
      <style:table-cell-properties fo:padding="0in" fo:border-left="none" fo:border-right="none" fo:border-top="none" fo:border-bottom="0.5pt solid #000000"/>
    </style:style>
    <style:style style:name="P1" style:family="paragraph" style:parent-style-name="Header">
      <style:paragraph-properties fo:margin-top="0in" fo:margin-bottom="0in" loext:contextual-spacing="false"/>
    </style:style>
    <style:style style:name="P2" style:family="paragraph" style:parent-style-name="Heading_20_1" style:list-style-name="WWNum12">
      <style:paragraph-properties fo:margin-left="0.248in" fo:margin-right="0in" fo:text-indent="-0.248in" style:auto-text-indent="false"/>
    </style:style>
    <style:style style:name="P3" style:family="paragraph" style:parent-style-name="Heading_20_2" style:list-style-name="WWNum13"/>
    <style:style style:name="P4" style:family="paragraph" style:parent-style-name="Heading_20_3" style:list-style-name=""/>
    <style:style style:name="P5" style:family="paragraph" style:parent-style-name="Numbered_20_List" style:list-style-name="WWNum1">
      <style:paragraph-properties fo:margin-left="0.389in" fo:margin-right="0in" fo:text-indent="-0.2709in" style:auto-text-indent="false"/>
    </style:style>
    <style:style style:name="P6" style:family="paragraph" style:parent-style-name="Bulleted_20_List" style:list-style-name="WWNum2">
      <style:paragraph-properties fo:margin-left="0.2598in" fo:margin-right="0in" fo:text-indent="-0.1417in" style:auto-text-indent="false"/>
    </style:style>
    <style:style style:name="P7" style:family="paragraph" style:parent-style-name="Abstract_20_Head">
      <style:paragraph-properties fo:line-height="0.0098in"/>
    </style:style>
    <style:style style:name="P8" style:family="paragraph" style:parent-style-name="Numbered_20_List_20_first" style:list-style-name="WWNum1">
      <style:paragraph-properties fo:margin-left="0.3902in" fo:margin-right="0in" fo:margin-top="0.1665in" fo:margin-bottom="0.0346in" loext:contextual-spacing="false" fo:text-indent="-0.2701in" style:auto-text-indent="false"/>
    </style:style>
    <style:style style:name="P9" style:family="paragraph" style:parent-style-name="Numbered_20_List_20_first" style:list-style-name="WWNum1">
      <style:paragraph-properties fo:margin-left="0.3937in" fo:margin-right="0in" fo:margin-top="0.0417in" fo:margin-bottom="0.0346in" loext:contextual-spacing="false" fo:text-indent="-0.2717in" style:auto-text-indent="false"/>
    </style:style>
    <style:style style:name="P10" style:family="paragraph" style:parent-style-name="Numbered_20_List_20_last" style:list-style-name="WWNum1">
      <style:paragraph-properties fo:margin-left="0.3902in" fo:margin-right="0in" fo:margin-top="0.0417in" fo:margin-bottom="0.1665in" loext:contextual-spacing="false" fo:text-indent="-0.2701in" style:auto-text-indent="false"/>
    </style:style>
    <style:style style:name="P11" style:family="paragraph" style:parent-style-name="Bulleted_20_List_20_first" style:list-style-name="WWNum2">
      <style:paragraph-properties fo:margin-left="0.2602in" fo:margin-right="0in" fo:margin-top="0.1665in" fo:margin-bottom="0.0346in" loext:contextual-spacing="false" fo:text-indent="-0.1402in" style:auto-text-indent="false"/>
    </style:style>
    <style:style style:name="P12" style:family="paragraph" style:parent-style-name="Bulleted_20_List_20_last" style:list-style-name="WWNum2">
      <style:paragraph-properties fo:margin-left="0.2602in" fo:margin-right="0in" fo:margin-top="0.0417in" fo:margin-bottom="0.1665in" loext:contextual-spacing="false" fo:text-indent="-0.1402in" style:auto-text-indent="false"/>
    </style:style>
    <style:style style:name="P13" style:family="paragraph" style:parent-style-name="Unnumbered_20_List_20_first">
      <style:paragraph-properties fo:margin-left="0.2799in" fo:margin-right="0in" fo:margin-top="0.1665in" fo:margin-bottom="0.0346in" loext:contextual-spacing="false" fo:text-indent="-0.2799in" style:auto-text-indent="false"/>
    </style:style>
    <style:style style:name="P14" style:family="paragraph" style:parent-style-name="Unnumbered_20_List_20_last">
      <style:paragraph-properties fo:margin-left="0.2799in" fo:margin-right="0in" fo:margin-top="0.25in" fo:margin-bottom="0.1665in" loext:contextual-spacing="false" fo:text-indent="-0.2799in" style:auto-text-indent="false"/>
    </style:style>
    <style:style style:name="P15" style:family="paragraph" style:parent-style-name="Equation_20_Display">
      <style:paragraph-properties fo:margin-top="0.0972in" fo:margin-bottom="0.0972in" loext:contextual-spacing="false"/>
    </style:style>
    <style:style style:name="P16" style:family="paragraph" style:parent-style-name="Figure_20_Caption">
      <style:paragraph-properties fo:margin-top="0.2016in" fo:margin-bottom="0.25in" loext:contextual-spacing="false"/>
    </style:style>
    <style:style style:name="P17" style:family="paragraph" style:parent-style-name="Table_20_caption">
      <style:paragraph-properties fo:margin-top="0.25in" fo:margin-bottom="0.1807in" loext:contextual-spacing="false"/>
    </style:style>
    <style:style style:name="P18" style:family="paragraph" style:parent-style-name="Ack_20_Head" style:list-style-name="WWNum0"/>
    <style:style style:name="P19" style:family="paragraph" style:parent-style-name="Ack_20_Text">
      <style:text-properties style:font-name="AdvPSSAB-R" fo:font-size="7pt" fo:language="en" fo:country="GB" style:font-size-asian="7pt" style:language-asian="en" style:country-asian="IN" style:font-name-complex="AdvPSSAB-R1" style:font-size-complex="7pt"/>
    </style:style>
    <style:style style:name="P20" style:family="paragraph" style:parent-style-name="Ref_20_Head" style:list-style-name="WWNum0"/>
    <style:style style:name="P21" style:family="paragraph" style:parent-style-name="Table_20_footnote">
      <style:paragraph-properties fo:margin-top="0.0555in" fo:margin-bottom="0.0972in" loext:contextual-spacing="false"/>
    </style:style>
    <style:style style:name="P22" style:family="paragraph" style:parent-style-name="Abstract-Text">
      <style:paragraph-properties fo:text-align="start" style:justify-single-word="false"/>
      <style:text-properties fo:font-size="12pt" officeooo:rsid="00212e12" officeooo:paragraph-rsid="00212e12" style:font-size-asian="10.5pt" style:font-size-complex="12pt"/>
    </style:style>
    <style:style style:name="P23" style:family="paragraph" style:parent-style-name="Abstract-Text">
      <style:paragraph-properties fo:text-align="start" style:justify-single-word="false"/>
      <style:text-properties fo:font-size="11pt" officeooo:rsid="00212e12" officeooo:paragraph-rsid="00212e12" style:font-size-asian="11pt" style:font-size-complex="11pt"/>
    </style:style>
    <style:style style:name="P24" style:family="paragraph" style:parent-style-name="Abstract-Text">
      <style:paragraph-properties fo:text-align="start" style:justify-single-word="false"/>
      <style:text-properties fo:font-size="11pt" fo:font-weight="bold" officeooo:rsid="00212e12" officeooo:paragraph-rsid="00212e12" style:font-size-asian="11pt" style:font-weight-asian="bold" style:font-size-complex="11pt" style:font-weight-complex="bold"/>
    </style:style>
    <style:style style:name="P25" style:family="paragraph" style:parent-style-name="Abstract-Text">
      <style:text-properties fo:font-size="10pt" officeooo:rsid="0025c407" officeooo:paragraph-rsid="0025c407" style:font-size-asian="10pt" style:font-size-complex="10pt"/>
    </style:style>
    <style:style style:name="P26" style:family="paragraph" style:parent-style-name="Abstract-Text">
      <style:paragraph-properties fo:text-align="start" style:justify-single-word="false"/>
      <style:text-properties fo:font-size="10pt" officeooo:rsid="0026297c" officeooo:paragraph-rsid="0026297c" style:font-size-asian="10pt" style:font-size-complex="10pt"/>
    </style:style>
    <style:style style:name="P27" style:family="paragraph" style:parent-style-name="Author-Affiliation">
      <style:text-properties officeooo:paragraph-rsid="001ff076"/>
    </style:style>
    <style:style style:name="P28" style:family="paragraph" style:parent-style-name="Title">
      <style:text-properties officeooo:rsid="001ff076" officeooo:paragraph-rsid="001ff076"/>
    </style:style>
    <style:style style:name="P29" style:family="paragraph" style:parent-style-name="article-info" style:master-page-name="First_20_Page">
      <style:paragraph-properties style:page-number="auto"/>
    </style:style>
    <style:style style:name="P30" style:family="paragraph" style:parent-style-name="para-first">
      <style:paragraph-properties fo:text-align="start" style:justify-single-word="false"/>
    </style:style>
    <style:style style:name="P31" style:family="paragraph">
      <loext:graphic-properties draw:fill="solid" draw:fill-color="#ffffff"/>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ize-complex="7pt"/>
    </style:style>
    <style:style style:name="T3" style:family="text">
      <style:text-properties fo:font-style="italic" style:font-style-asian="italic" style:font-size-complex="7pt" style:font-style-complex="italic"/>
    </style:style>
    <style:style style:name="T4" style:family="text">
      <style:text-properties style:text-position="super 58%"/>
    </style:style>
    <style:style style:name="T5" style:family="text">
      <style:text-properties style:text-position="super 58%" style:font-name="Times New Roman"/>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weight-asian="bold" style:font-size-complex="7pt" style:font-weight-complex="bold"/>
    </style:style>
    <style:style style:name="T9" style:family="text">
      <style:text-properties style:font-name="AdvPS2AA1" fo:language="en" fo:country="GB" fo:font-weight="bold" style:language-asian="en" style:country-asian="IN" style:font-weight-asian="bold" style:font-name-complex="AdvPS2AA11"/>
    </style:style>
    <style:style style:name="T10" style:family="text">
      <style:text-properties style:font-name="AdvPS2AA1" fo:language="en" fo:country="GB" style:language-asian="en" style:country-asian="IN" style:font-name-complex="AdvPS2AA11"/>
    </style:style>
    <style:style style:name="T11" style:family="text">
      <style:text-properties fo:language="en" fo:country="GB" style:language-asian="en" style:country-asian="IN"/>
    </style:style>
    <style:style style:name="T12" style:family="text">
      <style:text-properties fo:language="en" fo:country="GB" fo:font-weight="bold" style:language-asian="en" style:country-asian="IN" style:font-weight-asian="bold"/>
    </style:style>
    <style:style style:name="T13" style:family="text">
      <style:text-properties fo:color="#0000ff" style:font-name="AdvPS2A83" fo:language="en" fo:country="GB" style:language-asian="en" style:country-asian="IN" style:font-name-complex="AdvPS2A831"/>
    </style:style>
    <style:style style:name="T14" style:family="text">
      <style:text-properties fo:color="#000000" style:font-name="AdvPS2A83" fo:language="en" fo:country="GB" style:language-asian="en" style:country-asian="IN" style:font-name-complex="AdvPS2A831"/>
    </style:style>
    <style:style style:name="T15" style:family="text">
      <style:text-properties fo:color="#000000" style:font-name="AdvPS2A83" fo:language="en" fo:country="GB" officeooo:rsid="0027408c" style:language-asian="en" style:country-asian="IN" style:font-name-complex="AdvPS2A831"/>
    </style:style>
    <style:style style:name="T16" style:family="text">
      <style:text-properties fo:color="#000000" style:font-name="AdvPS2A83" fo:language="en" fo:country="GB" officeooo:rsid="002b7fa0" style:language-asian="en" style:country-asian="IN" style:font-name-complex="AdvPS2A831"/>
    </style:style>
    <style:style style:name="T17" style:family="text">
      <style:text-properties fo:color="#000000" style:font-name="AdvPS2A83" fo:language="en" fo:country="GB" officeooo:rsid="002c8ebe" style:language-asian="en" style:country-asian="IN" style:font-name-complex="AdvPS2A831"/>
    </style:style>
    <style:style style:name="T18" style:family="text">
      <style:text-properties fo:color="#000000" style:font-name="AdvPS2A83" fo:language="en" fo:country="GB" fo:font-weight="bold" style:language-asian="en" style:country-asian="IN" style:font-weight-asian="bold" style:font-name-complex="AdvPS2A831" style:font-weight-complex="bold"/>
    </style:style>
    <style:style style:name="T19" style:family="text">
      <style:text-properties fo:color="#000000" style:font-name="AdvPS2A83" fo:font-size="14pt" fo:language="en" fo:country="GB" style:font-size-asian="14pt" style:language-asian="en" style:country-asian="IN" style:font-name-complex="AdvPS2A831" style:font-size-complex="14pt"/>
    </style:style>
    <style:style style:name="T20" style:family="text">
      <style:text-properties fo:color="#000000" style:font-name="AdvPS2A83" fo:font-size="11pt" fo:language="en" fo:country="GB" fo:font-weight="bold" style:font-size-asian="11pt" style:language-asian="en" style:country-asian="IN" style:font-weight-asian="bold" style:font-name-complex="AdvPS2A831" style:font-size-complex="11pt" style:font-weight-complex="bold"/>
    </style:style>
    <style:style style:name="T21" style:family="text">
      <style:text-properties fo:color="#000000" style:font-name="AdvPS2A83" fo:font-size="11pt" fo:language="en" fo:country="GB" style:font-size-asian="11pt" style:language-asian="en" style:country-asian="IN" style:font-name-complex="AdvPS2A831" style:font-size-complex="11pt"/>
    </style:style>
    <style:style style:name="T22" style:family="text">
      <style:text-properties fo:color="#000000" style:font-name="AdvPS2A8F" fo:language="en" fo:country="GB" fo:font-style="italic" style:language-asian="en" style:country-asian="IN" style:font-style-asian="italic" style:font-name-complex="AdvPS2A8F1"/>
    </style:style>
    <style:style style:name="T23" style:family="text">
      <style:text-properties fo:color="#000000" style:font-name="AdvPS2A8F" fo:language="en" fo:country="GB" style:language-asian="en" style:country-asian="IN" style:font-name-complex="AdvPS2A8F1"/>
    </style:style>
    <style:style style:name="T24" style:family="text">
      <style:text-properties fo:font-size="8pt" style:font-size-asian="8pt" style:font-size-complex="8pt"/>
    </style:style>
    <style:style style:name="T25" style:family="text">
      <style:text-properties fo:font-size="6.5pt" fo:font-weight="bold" style:font-size-asian="6.5pt" style:font-weight-asian="bold" style:font-size-complex="6.5pt"/>
    </style:style>
    <style:style style:name="T26" style:family="text">
      <style:text-properties fo:font-size="6.5pt" fo:font-weight="bold" style:font-size-asian="6.5pt" style:font-weight-asian="bold" style:font-size-complex="6.5pt" style:font-weight-complex="bold"/>
    </style:style>
    <style:style style:name="T27" style:family="text">
      <style:text-properties fo:font-size="6.5pt" fo:font-style="italic" fo:font-weight="bold" style:font-size-asian="6.5pt" style:font-style-asian="italic" style:font-weight-asian="bold" style:font-size-complex="6.5pt" style:font-style-complex="italic"/>
    </style:style>
    <style:style style:name="T28" style:family="text">
      <style:text-properties fo:font-size="6.5pt" style:font-size-asian="6.5pt" style:font-size-complex="6.5pt"/>
    </style:style>
    <style:style style:name="T29" style:family="text">
      <style:text-properties style:text-position="sub 58%" fo:font-size="6.5pt" style:font-size-asian="6.5pt" style:font-size-complex="6.5pt"/>
    </style:style>
    <style:style style:name="T30" style:family="text">
      <style:text-properties fo:font-size="7pt" style:font-size-asian="7pt" style:font-size-complex="7pt"/>
    </style:style>
    <style:style style:name="T31" style:family="text">
      <style:text-properties fo:text-transform="uppercase"/>
    </style:style>
    <style:style style:name="T32" style:family="text">
      <style:text-properties style:font-name="AdvPSSAB-R" fo:font-size="7pt" fo:language="en" fo:country="GB" style:font-size-asian="7pt" style:language-asian="en" style:country-asian="IN" style:font-name-complex="AdvPSSAB-R1" style:font-size-complex="7pt"/>
    </style:style>
    <style:style style:name="T33" style:family="text">
      <style:text-properties style:font-name="AdvPSSAB-R" fo:font-size="7pt" fo:language="en" fo:country="GB" fo:font-style="italic" style:font-size-asian="7pt" style:language-asian="en" style:country-asian="IN" style:font-style-asian="italic" style:font-name-complex="AdvPSSAB-R1" style:font-size-complex="7pt"/>
    </style:style>
    <style:style style:name="T34" style:family="text">
      <style:text-properties style:font-size-complex="7pt"/>
    </style:style>
    <style:style style:name="T35" style:family="text">
      <style:text-properties officeooo:rsid="001ff076"/>
    </style:style>
    <style:style style:name="T36" style:family="text">
      <style:text-properties officeooo:rsid="0027809e"/>
    </style:style>
    <style:style style:name="T37" style:family="text">
      <style:text-properties officeooo:rsid="002d251e"/>
    </style:style>
    <style:style style:name="T38" style:family="text">
      <style:text-properties officeooo:rsid="00360797"/>
    </style:style>
    <style:style style:name="T39" style:family="text">
      <style:text-properties officeooo:rsid="00379777"/>
    </style:style>
    <style:style style:name="fr1" style:family="graphic" style:parent-style-name="Frame">
      <style:graphic-properties fo:margin-left="0.1252in" fo:margin-right="0.1252in" fo:margin-top="0in" fo:margin-bottom="0in" style:run-through="foreground" style:wrap="none" style:vertical-pos="from-top" style:vertical-rel="page-content" style:horizontal-pos="from-left" style:horizontal-rel="paragraph" fo:background-color="transparent" draw:fill="none" draw:opacity="0%" fo:padding="0in" fo:border="0.26pt solid #000000"/>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Sect1" style:family="section">
      <style:section-properties text:dont-balance-text-columns="true" style:editable="false">
        <style:columns fo:column-count="2" fo:column-gap="0.25in">
          <style:column style:rel-width="32767*" fo:start-indent="0in" fo:end-indent="0.1252in"/>
          <style:column style:rel-width="32768*" fo:start-indent="0.1252in" fo:end-indent="0in"/>
        </style:columns>
      </style:section-properties>
    </style:style>
    <style:style style:name="gr1" style:family="graphic">
      <style:graphic-properties draw:stroke="solid" svg:stroke-width="0.0071in" svg:stroke-color="#000000" draw:stroke-linejoin="round" draw:fill="solid" draw:fill-color="#ffffff" draw:textarea-horizontal-align="center" draw:textarea-vertical-align="top" fo:padding-top="0.0035in" fo:padding-bottom="0.0035in" fo:padding-left="0.0035in" fo:padding-right="0.0035in" fo:margin-left="0.1252in" fo:margin-right="0.1252in" fo:margin-top="0in" fo:margin-bottom="0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Bioinformatics</text:span>, <text:span text:style-name="T36">2020</text:span>, <text:span text:style-name="T36">03</text:span>–<text:span text:style-name="T36">16</text:span></text:p>
      <text:p text:style-name="article-info">doi: 10.1093/bioinformatics/xxxxx</text:p>
      <text:p text:style-name="article-info">Advance Access Publication Date: DD Month <text:span text:style-name="T36">2020</text:span></text:p>
      <text:p text:style-name="article-info">Manuscript Category</text:p>
      <text:p text:style-name="P7"/>
      <table:table table:name="Table1" table:style-name="Table1">
        <table:table-column table:style-name="Table1.A"/>
        <table:table-row table:style-name="Table1.1">
          <table:table-cell table:style-name="Table1.A1" office:value-type="string">
            <text:p text:style-name="Subtitle">Subject Section</text:p>
            <text:p text:style-name="P28">Toolbox for fasta file</text:p>
            <text:p text:style-name="Author-Group"><text:span text:style-name="T35">Olivia Berggren</text:span><text:span text:style-name="T4">1,</text:span><text:span text:style-name="T5">*</text:span>, Co-author<text:span text:style-name="T4">2</text:span> and Co-Author<text:span text:style-name="T4">2</text:span></text:p>
            <text:p text:style-name="P27"><text:span text:style-name="T4">1</text:span>Department of <text:span text:style-name="T35">biology</text:span>, <text:span text:style-name="T35">Box 118, 221 00 Lund University Sweden</text:span>, <text:span text:style-name="T4">2</text:span>Department of <text:span text:style-name="T35">biology</text:span>, <text:span text:style-name="T35">Box 118, 221 00 Lund University Sweden</text:span>, </text:p>
            <text:p text:style-name="P27"/>
            <text:p text:style-name="corrs-au">*To whom correspondence should be addressed.</text:p>
            <text:p text:style-name="corrs-au">Associate Editor: XXXXXXX</text:p>
            <text:p text:style-name="History-Dates">Received on XXXXX; revised on XXXXX; accepted on XXXXX </text:p>
            <text:p text:style-name="Abstract-Head">Abstract</text:p>
            <text:p text:style-name="Abstract-Text"><text:span text:style-name="T7">Motivation:</text:span>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Abstract-Text"><text:span text:style-name="T6">Results:</text:span> 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Abstract-Text"><text:span text:style-name="T9">Availability:</text:span><text:span text:style-name="T10"> </text:span>The quick brown fox jumps over the lazy dog.</text:p>
            <text:p text:style-name="Abstract-Text"><text:span text:style-name="T9">Contact:</text:span><text:span text:style-name="T10"> </text:span><text:span text:style-name="T11">example@example.org </text:span></text:p>
            <text:p text:style-name="Abstract-Text"><text:span text:style-name="T12">Supplementary information:</text:span><text:span text:style-name="T13"> </text:span><text:span text:style-name="T11">Supplementary data </text:span><text:span text:style-name="T14">are available at </text:span><text:span text:style-name="T22">Bioinformatics</text:span><text:span text:style-name="T23"> </text:span><text:span text:style-name="T14">online.</text:span></text:p>
            <text:p text:style-name="Abstract-Text"><text:span text:style-name="T19"/></text:p>
            <text:p text:style-name="Abstract-Text"><text:span text:style-name="T19"/></text:p>
            <text:p text:style-name="Abstract-Text"><text:span text:style-name="T19"/></text:p>
            <text:p text:style-name="P25"><text:span text:style-name="T14">Jag har valt genen BRCAII I human, mice and elephant.</text:span></text:p>
            <text:p text:style-name="P22"><text:span text:style-name="T18">I</text:span><text:span text:style-name="T20">nformation about human gene:</text:span><text:span text:style-name="T21"><text:line-break/></text:span><text:a xlink:type="simple" xlink:href="https://www.ncbi.nlm.nih.gov/nucleotide/CU633970.8?report=genbank&amp;log$=nuclalign&amp;blast_rank=1&amp;RID=6CEY18NT016" text:style-name="Internet_20_link" text:visited-style-name="Visited_20_Internet_20_Link">https://www.ncbi.nlm.nih.gov/nucleotide/CU633970.8?report=genbank&amp;log$=nuclalign&amp;blast_rank=1&amp;RID=6CEY18NT016</text:a></text:p>
            <text:p text:style-name="P22"><text:span text:style-name="T21"/></text:p>
            <text:p text:style-name="P22"><text:span text:style-name="T21">https://blast.ncbi.nlm.nih.gov/Blast.cgi</text:span></text:p>
            <text:p text:style-name="P23"><text:span text:style-name="T14"/></text:p>
            <text:p text:style-name="P24"><text:span text:style-name="T14">Information about mice:</text:span></text:p>
            <text:p text:style-name="P23"><text:a xlink:type="simple" xlink:href="https://www.ncbi.nlm.nih.gov/gene/12190" text:style-name="Internet_20_link" text:visited-style-name="Visited_20_Internet_20_Link"><text:span text:style-name="T14">https://www.ncbi.nlm.nih.gov/gene/12190</text:span></text:a></text:p>
            <text:p text:style-name="P23"><text:span text:style-name="T14"/></text:p>
            <text:p text:style-name="P26"><text:span text:style-name="T14">ID for my organisms:</text:span></text:p>
            <text:p text:style-name="P26"><text:span text:style-name="T14">mice: 12190 </text:span><text:span text:style-name="T15">på NCBI</text:span></text:p>
            <text:p text:style-name="P26"><text:span text:style-name="T14">human: </text:span><text:span text:style-name="T15">CU633970.8 som sequence ID <text:s/></text:span><text:span text:style-name="T17">in</text:span><text:span text:style-name="T15"> BLAST</text:span></text:p>
            <text:p text:style-name="P26"><text:span text:style-name="T16">rattus</text:span><text:span text:style-name="T14">: </text:span><text:span text:style-name="T16">NM 031542.2 <text:s/></text:span><text:span text:style-name="T17">som sequence ID in BLAST</text:span></text:p>
          </table:table-cell>
        </table:table-row>
      </table:table>
      <text:p text:style-name="P7"/>
      <text:p text:style-name="P7"/>
      <text:section text:style-name="Sect1" text:name="TextSection">
        <text:list xml:id="list1106285617" text:style-name="WWNum12">
          <text:list-item>
            <text:p text:style-name="P2">Introduction </text:p>
          </text:list-item>
        </text:list>
        <text:p text:style-name="P30"><text:span text:style-name="T37">The DNA contain four nitrogenous bases, guanine (G), cytosine ©, Thymine (T) and adenin (A). The GC-content is the percent of the nitogenous bases that are G or T. Different organisms have different GC-content and this is one way to measure differences between organisms. <text:s/>The GC-content can be calculated within a gene, for chromosome or for the hole genome. The GC-conten is usually higher in the coding sequences than in the intergenic sequences.<text:line-break/>The quick brown fox jumps over the lazy d </text:span>og. The quick brown fox jumps over the lazy dog. The quick brown fox jumps over the lazy dog. <text:span text:style-name="T38">Annan forskning: Comparison of 1 000 ortholous genes has showed that </text:span><text:soft-page-break/><text:span text:style-name="T38">den tredje positione kan variera I GC content från 30-70%???</text:span> The quick brown fox jumps over the lazy dog. </text:p>
        <text:list xml:id="list93918152360657" text:continue-numbering="true" text:style-name="WWNum12">
          <text:list-item>
            <text:p text:style-name="P2">Methods</text:p>
          </text:list-item>
        </text:list>
        <text:p text:style-name="P30"><text:span text:style-name="T39">The aim were to </text:span><text:line-break/>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p>
        <text:p text:style-name="para">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p>
        <text:list xml:id="list93918329430789" text:continue-numbering="true" text:style-name="WWNum12">
          <text:list-item>
            <text:p text:style-name="P2">Results</text:p>
          </text:list-item>
        </text:list>
        <text:p text:style-name="para-first">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p>
        <text:list xml:id="list1218504022" text:style-name="WWNum13">
          <text:list-item>
            <text:h text:style-name="P3" text:outline-level="1">Data Structure This is Heading 2 style this is heading 2 style</text:h>
          </text:list-item>
        </text:list>
        <text:p text:style-name="para-first">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p>
        <text:h text:style-name="P4" text:outline-level="3">3.1.1 This is heading 3 style</text:h>
        <text:p text:style-name="para-first">The quick brown fox jumps over the lazy dog. The quick brown fox jumps over the lazy dog. The quick brown fox jumps over the lazy dog. The quick brown fox jumps over the lazy dog. </text:p>
        <text:list xml:id="list1049323743" text:style-name="WWNum1">
          <text:list-item>
            <text:p text:style-name="P8"><text:span text:style-name="T24">The quick brown fox jumps over the lazy dog. The quick brown fox jumps over the lazy dog.</text:span></text:p>
          </text:list-item>
          <text:list-item>
            <text:p text:style-name="P9"><text:span text:style-name="T24">The quick brown fox jumps over the lazy dog. The quick brown fox jumps over the lazy dog.</text:span></text:p>
          </text:list-item>
          <text:list-item>
            <text:p text:style-name="P5"><text:span text:style-name="T24">The quick brown fox jumps over the lazy dog.</text:span></text:p>
          </text:list-item>
          <text:list-item>
            <text:p text:style-name="P5"><text:span text:style-name="T24">The quick brown fox jumps over the lazy dog. The quick brown fox jumps over the lazy dog.</text:span></text:p>
          </text:list-item>
          <text:list-item>
            <text:p text:style-name="P5"><text:span text:style-name="T24">The quick brown fox jumps over the lazy dog. The quick brown fox jumps over the lazy dog.</text:span></text:p>
          </text:list-item>
          <text:list-item>
            <text:p text:style-name="P10"><text:span text:style-name="T24">The quick brown fox jumps over the lazy dog. The quick brown fox jumps over the lazy dog.</text:span></text:p>
          </text:list-item>
        </text:list>
        <text:p text:style-name="ParaNoInd"><text:span text:style-name="T2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ext:span></text:p>
        <text:list xml:id="list1955627934" text:style-name="WWNum2">
          <text:list-item>
            <text:p text:style-name="P11"><text:span text:style-name="T24">The quick brown fox jumps over the lazy dog. The quick brown fox jumps over the lazy dog.</text:span></text:p>
          </text:list-item>
          <text:list-item>
            <text:p text:style-name="P6"><text:span text:style-name="T24">The quick brown fox jumps over the lazy dog. The quick brown fox jumps over the lazy dog.</text:span></text:p>
          </text:list-item>
          <text:list-item>
            <text:p text:style-name="P6"><text:span text:style-name="T24">The quick brown fox jumps over the lazy dog. The quick brown fox jumps over the lazy dog.</text:span></text:p>
          </text:list-item>
          <text:list-item>
            <text:p text:style-name="P6"><text:span text:style-name="T24">The quick brown fox jumps over the lazy dog. The quick brown fox jumps over the lazy dog.</text:span></text:p>
          </text:list-item>
          <text:list-item>
            <text:p text:style-name="P12"><text:span text:style-name="T24">The quick brown fox jumps over the lazy dog. The quick brown fox jumps over the lazy dog.</text:span></text:p>
          </text:list-item>
        </text:list>
        <text:p text:style-name="ParaNoInd"><text:span text:style-name="T24">The quick brown fox jumps over the lazy dog. The quick brown fox jumps over the lazy dog. The quick brown fox jumps over the lazy dog. </text:span></text:p>
        <text:list xml:id="list93918208537825" text:continue-list="list1218504022" text:style-name="WWNum13">
          <text:list-item>
            <text:h text:style-name="P3" text:outline-level="1">Unnumbered list style</text:h>
          </text:list-item>
        </text:list>
        <text:p text:style-name="ParaNoInd"><text:span text:style-name="T24">The quick brown fox jumps over the lazy dog. The quick brown fox jumps over the lazy dog. The quick brown fox jumps over the lazy dog. </text:span></text:p>
        <text:p text:style-name="P13"><text:span text:style-name="T24">The quick brown fox jumps over the lazy dog. The quick brown fox jumps over the lazy dog.</text:span></text:p>
        <text:p text:style-name="Unnumbered_20_List"><text:soft-page-break/><text:span text:style-name="T24">The quick brown fox jumps over the lazy dog. The quick brown fox jumps over the lazy dog.</text:span></text:p>
        <text:p text:style-name="Unnumbered_20_List"><text:span text:style-name="T24">The quick brown fox jumps over the lazy dog. The quick brown fox jumps over the lazy dog.</text:span></text:p>
        <text:p text:style-name="Unnumbered_20_List"><text:span text:style-name="T24">The quick brown fox jumps over the lazy dog. The quick brown fox jumps over the lazy dog.</text:span></text:p>
        <text:p text:style-name="P14"><text:span text:style-name="T24">The quick brown fox jumps over the lazy dog. The quick brown fox jumps over the lazy dog.</text:span></text:p>
        <text:p text:style-name="P15"><text:tab/><draw:frame draw:style-name="fr2" draw:name="Object1" text:anchor-type="as-char" svg:width="0.9555in" svg:height="0.3882in" draw:z-index="3"><draw:object-ole xlink:href="./Obj100" xlink:type="simple" xlink:show="embed" xlink:actuate="onLoad"/><draw:image xlink:href="./ObjectReplacements/Obj100" xlink:type="simple" xlink:show="embed" xlink:actuate="onLoad"/></draw:frame><text:tab/>(1)</text:p>
        <text:p text:style-name="ParaNoInd"><text:span text:style-name="T24">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16"><draw:frame draw:style-name="fr1" draw:name="Frame1" text:anchor-type="char" svg:x="0.0335in" svg:y="0.0646in" svg:width="3.1783in" svg:height="2.1319in" draw:z-index="0"><draw:text-box><text:p text:style-name="Frame_20_contents"/></draw:text-box></draw:frame><text:span text:style-name="T26">Fig. 1. </text:span><text:span text:style-name="T25">Relation between τ and </text:span><text:span text:style-name="T27">t</text:span><text:span text:style-name="T25">.</text:span><text:span text:style-name="T28"> This example has only two continuous Steppers, S</text:span><text:span text:style-name="T29">1</text:span><text:span text:style-name="T28"> and S</text:span><text:span text:style-name="T29">2</text:span><text:span text:style-name="T28">.</text:span></text:p>
        <text:p text:style-name="ParaNoInd"><text:span text:style-name="T2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araNoInd"><text:span text:style-name="T2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araNoInd"><text:span text:style-name="T2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17"><text:span text:style-name="T7">Table 1. </text:span>Benchmark results of the cascade oscillators model</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Column_20_head">|S|</text:p>
            </table:table-cell>
            <table:table-cell table:style-name="Table2.A1" office:value-type="string">
              <text:p text:style-name="Table_20_Column_20_head">Predicted cost</text:p>
            </table:table-cell>
            <table:table-cell table:style-name="Table2.A1" office:value-type="string">
              <text:p text:style-name="Table_20_Column_20_head">Timing</text:p>
            </table:table-cell>
            <table:table-cell table:style-name="Table2.A1" office:value-type="string">
              <text:p text:style-name="Table_20_Column_20_head">Predicted speed</text:p>
            </table:table-cell>
            <table:table-cell table:style-name="Table2.A1" office:value-type="string">
              <text:p text:style-name="Table_20_Column_20_head">Speed</text:p>
            </table:table-cell>
          </table:table-row>
          <table:table-row table:style-name="Table2.1">
            <table:table-cell table:style-name="Table2.A2" office:value-type="string">
              <text:p text:style-name="Table_20_body_20_first"><text:s text:c="2"/>1</text:p>
            </table:table-cell>
            <table:table-cell table:style-name="Table2.A2" office:value-type="string">
              <text:p text:style-name="Table_20_body_20_first">S219.20(100%)</text:p>
            </table:table-cell>
            <table:table-cell table:style-name="Table2.A2" office:value-type="string">
              <text:p text:style-name="Table_20_body_20_first">68m43s</text:p>
            </table:table-cell>
            <table:table-cell table:style-name="Table2.A2" office:value-type="string">
              <text:p text:style-name="Table_20_body_20_first">1.00</text:p>
            </table:table-cell>
            <table:table-cell table:style-name="Table2.A2" office:value-type="string">
              <text:p text:style-name="Table_20_body_20_first">1.00</text:p>
            </table:table-cell>
          </table:table-row>
          <table:table-row table:style-name="Table2.1">
            <table:table-cell table:style-name="Table2.A3" office:value-type="string">
              <text:p text:style-name="Table_20_body"><text:s text:c="2"/>2</text:p>
            </table:table-cell>
            <table:table-cell table:style-name="Table2.A3" office:value-type="string">
              <text:p text:style-name="Table_20_body">2<text:span text:style-name="T4">9</text:span>.10+2<text:span text:style-name="T4">19</text:span>.10(~50%)</text:p>
            </table:table-cell>
            <table:table-cell table:style-name="Table2.A3" office:value-type="string">
              <text:p text:style-name="Table_20_body">35m13s</text:p>
            </table:table-cell>
            <table:table-cell table:style-name="Table2.A3" office:value-type="string">
              <text:p text:style-name="Table_20_body">2.00</text:p>
            </table:table-cell>
            <table:table-cell table:style-name="Table2.A3" office:value-type="string">
              <text:p text:style-name="Table_20_body">1.95</text:p>
            </table:table-cell>
          </table:table-row>
          <table:table-row table:style-name="Table2.1">
            <table:table-cell table:style-name="Table2.A3" office:value-type="string">
              <text:p text:style-name="Table_20_body"><text:s text:c="2"/>4</text:p>
            </table:table-cell>
            <table:table-cell table:style-name="Table2.A3" office:value-type="string">
              <text:p text:style-name="Table_20_body">2<text:span text:style-name="T4">19</text:span>.20(100%)</text:p>
            </table:table-cell>
            <table:table-cell table:style-name="Table2.A3" office:value-type="string">
              <text:p text:style-name="Table_20_body">68m43s</text:p>
            </table:table-cell>
            <table:table-cell table:style-name="Table2.A3" office:value-type="string">
              <text:p text:style-name="Table_20_body">1.00</text:p>
            </table:table-cell>
            <table:table-cell table:style-name="Table2.A3" office:value-type="string">
              <text:p text:style-name="Table_20_body">1.00</text:p>
            </table:table-cell>
          </table:table-row>
          <table:table-row table:style-name="Table2.1">
            <table:table-cell table:style-name="Table2.A3" office:value-type="string">
              <text:p text:style-name="Table_20_body">10</text:p>
            </table:table-cell>
            <table:table-cell table:style-name="Table2.A3" office:value-type="string">
              <text:p text:style-name="Table_20_body">2<text:span text:style-name="T4">9</text:span>.10+2<text:span text:style-name="T4">19</text:span>.10(~50%)</text:p>
            </table:table-cell>
            <table:table-cell table:style-name="Table2.A3" office:value-type="string">
              <text:p text:style-name="Table_20_body">35m13s</text:p>
            </table:table-cell>
            <table:table-cell table:style-name="Table2.A3" office:value-type="string">
              <text:p text:style-name="Table_20_body">2.00</text:p>
            </table:table-cell>
            <table:table-cell table:style-name="Table2.A3" office:value-type="string">
              <text:p text:style-name="Table_20_body">1.95</text:p>
            </table:table-cell>
          </table:table-row>
          <table:table-row table:style-name="Table2.1">
            <table:table-cell table:style-name="Table2.A6" office:value-type="string">
              <text:p text:style-name="Table_20_body_20_last">20</text:p>
            </table:table-cell>
            <table:table-cell table:style-name="Table2.A6" office:value-type="string">
              <text:p text:style-name="Table_20_body_20_last">2<text:span text:style-name="T4">19</text:span>.20(100%)</text:p>
            </table:table-cell>
            <table:table-cell table:style-name="Table2.A6" office:value-type="string">
              <text:p text:style-name="Table_20_body_20_last">68m43s</text:p>
            </table:table-cell>
            <table:table-cell table:style-name="Table2.A6" office:value-type="string">
              <text:p text:style-name="Table_20_body_20_last">1.00</text:p>
            </table:table-cell>
            <table:table-cell table:style-name="Table2.A6" office:value-type="string">
              <text:p text:style-name="Table_20_body_20_last">9.5</text:p>
            </table:table-cell>
          </table:table-row>
        </table:table>
        <text:p text:style-name="P21">This is table foot note sample text This is table foot note sample text This is table foot note sample text</text:p>
        <text:p text:style-name="ParaNoInd"><text:span text:style-name="T24">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 The quick brown fox jumps over the lazy dog. The quick brown fox jumps over the lazy dog. The quick brown fox jumps over the lazy dog. The quick brown fox jumps over the lazy dog. The quick brown fox jumps over the lazy dog.The quick brown fox jumps over the lazy dog.</text:span></text:p>
        <text:p text:style-name="P18">Acknowledgements</text:p>
        <text:p text:style-name="Ack_20_Text"><text:span text:style-name="T30">The quick brown fox jumps over the lazy dog. The quick brown fox jumps over the lazy dog. The quick brown fox jumps over the lazy dog. The quick brown fox jumps over the lazy dog. The quick brown fox jumps over the lazy dog. The quick brown fox jumps over the lazy dog.</text:span></text:p>
        <text:p text:style-name="P20">Funding</text:p>
        <text:p text:style-name="Ack_20_Text"><text:span text:style-name="T32">This work has been supported by the …..</text:span></text:p>
        <text:p text:style-name="P19"/>
        <text:p text:style-name="Ack_20_Text"><text:span text:style-name="T33">Conflict of Interest:</text:span><text:span text:style-name="T32"> none declared.</text:span></text:p>
        <text:p text:style-name="P20">References</text:p>
        <text:p text:style-name="Ref_20_Text"><text:span text:style-name="T34">Alexandrescu,A. (2001) Modern C++ Design: Generic Programming and Design Patterens Applied. Addision Wesley Professional, Boston.</text:span></text:p>
        <text:p text:style-name="Ref_20_Text"><text:soft-page-break/><text:span text:style-name="T34">Dormand,J.R. and Prince,P.J. (1980) A family of embedded Runge–Kutta formulae. </text:span><text:span text:style-name="T3">J. Comp. Appl. Math.</text:span><text:span text:style-name="T34">, </text:span><text:span text:style-name="T8">6</text:span><text:span text:style-name="T34">, 19–26.</text:span></text:p>
        <text:p text:style-name="Ref_20_Text"><text:span text:style-name="T34">Alexandrescu,A. (2001) </text:span><text:span text:style-name="T3">Modern C++ Design: Generic Programming and Design Patterens Applied.</text:span><text:span text:style-name="T34"> Addision Wesley Professional, Boston.</text:span></text:p>
        <text:p text:style-name="Ref_20_Text"><text:span text:style-name="T34">Dormand,J.R. and Prince,P.J. (1980) A family of embedded Runge–Kutta formulae. </text:span><text:span text:style-name="T3">J. Comp. Appl. Math.</text:span><text:span text:style-name="T34">, </text:span><text:span text:style-name="T8">6</text:span><text:span text:style-name="T34">, 19–26.</text:span></text:p>
        <text:p text:style-name="Ref_20_Text"><text:span text:style-name="T34">Alexandrescu,A. (2001) </text:span><text:span text:style-name="T3">Modern C++ Design: Generic Programming and Design Patterens Applied.</text:span><text:span text:style-name="T34"> Addision Wesley Professional, Boston.</text:span></text:p>
        <text:p text:style-name="Ref_20_Text"><text:span text:style-name="T34">Dormand,J.R. and Prince,P.J. (1980) A family of embedded Runge–Kutta formulae. </text:span><text:span text:style-name="T3">J. Comp. Appl. Math.</text:span><text:span text:style-name="T34">, </text:span><text:span text:style-name="T8">6</text:span><text:span text:style-name="T34">, 19–26.</text:span></text:p>
        <text:p text:style-name="Ref_20_Text"><text:span text:style-name="T34">Yoo,M.S. </text:span><text:span text:style-name="T3">et al</text:span><text:span text:style-name="T34">. (2003) Oxidative stress regulated genes in nigral dopaminergic neurnol cell: correlation with the known pathology in Parkinson’s disease. </text:span><text:span text:style-name="T3">Brain Res. Mol. Brain Res.</text:span><text:span text:style-name="T34">, </text:span><text:span text:style-name="T8">110</text:span><text:span text:style-name="T34">(Suppl. 1), 76–84.</text:span></text:p>
        <text:p text:style-name="Ref_20_Text"><text:span text:style-name="T34">Crenshaw, B.,III, and Jones, W.B.,Jr (2003) The future of clinical cancer management: one tumor, one chip. </text:span><text:span text:style-name="T2">Bioinformatics</text:span><text:span text:style-name="T34">, doi:10.1093/bioinformatics/btn000.</text:span></text:p>
        <text:p text:style-name="Ref_20_Text"><text:span text:style-name="T34">Auhtor,A.B. </text:span><text:span text:style-name="T2">et al.</text:span><text:span text:style-name="T34"> (2000) Chapter title. In Smith, A.C. (ed.), </text:span><text:span text:style-name="T2">Book Title</text:span><text:span text:style-name="T34">, 2nd edn. Publisher, Location, Vol. 1, pp. ???–???.</text:span></text:p>
        <text:p text:style-name="Ref_20_Text"><text:span text:style-name="T34">Bardet, G. (1920) Sur un syndrome d’obesite infantile avec polydactylie et retinite pigmentaire (contribution a l’etude des formes cliniques de l’obesite hypophysaire). PhD Thesis, name of institution, Paris, Franc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sans-serif" svg:font-family="sans-serif"/>
    <style:font-face style:name="FreeSans1" svg:font-family="FreeSans" style:font-family-generic="swiss"/>
    <style:font-face style:name="AdvPS2A83" svg:font-family="AdvPS2A83" style:font-family-generic="roman" style:font-pitch="variable"/>
    <style:font-face style:name="AdvPS2A8F" svg:font-family="AdvPS2A8F" style:font-family-generic="roman" style:font-pitch="variable"/>
    <style:font-face style:name="AdvPS2AA1" svg:font-family="AdvPS2AA1" style:font-family-generic="roman" style:font-pitch="variable"/>
    <style:font-face style:name="AdvPSSAB-R" svg:font-family="AdvPSSAB-R" style:font-family-generic="roman" style:font-pitch="variable"/>
    <style:font-face style:name="Arial" svg:font-family="Arial"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vPS2A831" svg:font-family="AdvPS2A83" style:font-family-generic="system" style:font-pitch="variable"/>
    <style:font-face style:name="AdvPS2A8F1" svg:font-family="AdvPS2A8F" style:font-family-generic="system" style:font-pitch="variable"/>
    <style:font-face style:name="AdvPS2AA11" svg:font-family="AdvPS2AA1" style:font-family-generic="system" style:font-pitch="variable"/>
    <style:font-face style:name="AdvPSSAB-R1" svg:font-family="AdvPSSAB-R" style:font-family-generic="system" style:font-pitch="variable"/>
    <style:font-face style:name="Arial1" svg:font-family="Arial"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text-align="start" style:justify-single-word="false" fo:orphans="2" fo:widows="2" fo:hyphenation-ladder-count="no-limit" style:writing-mode="lr-tb"/>
      <style:text-properties style:font-name="Times" fo:font-family="Times" style:font-family-generic="roman" style:font-pitch="variable" fo:language="en" fo:country="US" style:language-asian="en" style:country-asian="US" style:font-size-complex="12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class="text">
      <style:paragraph-properties fo:margin-left="0.248in" fo:margin-right="0in" fo:margin-top="0.25in" fo:margin-bottom="0.0346in" loext:contextual-spacing="false" fo:line-height="0.1665in" fo:text-align="start" style:justify-single-word="false" fo:orphans="2" fo:widows="2" fo:text-indent="-0.248in" style:auto-text-indent="false" style:writing-mode="lr-tb"/>
      <style:text-properties style:font-name="Helvetica" fo:font-family="Helvetica" style:font-family-generic="roman" style:font-pitch="variable" fo:language="en" fo:country="US" fo:font-weight="bold" style:language-asian="en" style:country-asian="US" style:font-weight-asian="bold"/>
    </style:style>
    <style:style style:name="Heading_20_2" style:display-name="Heading 2" style:family="paragraph" style:next-style-name="Standard" style:auto-update="true" style:default-outline-level="1" style:class="text">
      <style:paragraph-properties fo:margin-top="0.25in" fo:margin-bottom="0.0362in" loext:contextual-spacing="false" fo:line-height="0.1665in" fo:text-align="start" style:justify-single-word="false" fo:orphans="2" fo:widows="2" style:writing-mode="lr-tb"/>
      <style:text-properties fo:font-size="9pt" fo:language="en" fo:country="US" fo:font-weight="bold" style:font-size-asian="9pt" style:language-asian="en" style:country-asian="US" style:font-weight-asian="bold" style:font-size-complex="9pt" style:font-weight-complex="bold"/>
    </style:style>
    <style:style style:name="Heading_20_3" style:display-name="Heading 3" style:family="paragraph" style:default-outline-level="3" style:list-style-name="" style:class="text">
      <style:paragraph-properties fo:margin-top="0.1665in" fo:margin-bottom="0.0417in" loext:contextual-spacing="false"/>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 style:family="paragraph" style:parent-style-name="Standard" style:default-outline-level="" style:class="extra">
      <style:paragraph-properties fo:margin-top="0in" fo:margin-bottom="0.361in" loext:contextual-spacing="false" fo:line-height="0.111in">
        <style:tab-stops>
          <style:tab-stop style:position="3in" style:type="center"/>
          <style:tab-stop style:position="6in" style:type="right"/>
        </style:tab-stops>
      </style:paragraph-properties>
      <style:text-properties style:font-name="Helvetica" fo:font-family="Helvetica" style:font-family-generic="roman" style:font-pitch="variable" fo:font-size="8pt" fo:font-style="italic" fo:font-weight="bold" style:font-size-asian="8pt" style:font-style-asian="italic"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default-outline-level="" style:class="extra">
      <style:paragraph-properties fo:margin-top="0.0138in" fo:margin-bottom="0in" loext:contextual-spacing="false" fo:line-height="0.139in"/>
      <style:text-properties style:font-name="Times New Roman" fo:font-family="'Times New Roman'" style:font-family-generic="roman" style:font-pitch="variable" fo:font-size="8pt" style:font-size-asian="8pt" style:font-size-complex="10pt"/>
    </style:style>
    <style:style style:name="Catchline" style:family="paragraph" style:default-outline-level="">
      <style:paragraph-properties fo:margin-top="0.0972in" fo:margin-bottom="0in" loext:contextual-spacing="false" fo:line-height="0.111in" fo:text-align="end" style:justify-single-word="false" fo:orphans="2" fo:widows="2" style:writing-mode="lr-tb"/>
      <style:text-properties style:font-name="Helvetica" fo:font-family="Helvetica" style:font-family-generic="roman" style:font-pitch="variable" fo:font-size="8pt" fo:language="en" fo:country="US" fo:font-style="italic" style:font-size-asian="8pt" style:language-asian="en" style:country-asian="US" style:font-style-asian="italic"/>
    </style:style>
    <style:style style:name="DOI_20_Line" style:display-name="DOI Line" style:family="paragraph" style:parent-style-name="Catchline" style:default-outline-level="">
      <style:paragraph-properties fo:margin-top="0.0307in" fo:margin-bottom="0in" loext:contextual-spacing="false"/>
    </style:style>
    <style:style style:name="Article_20_title" style:display-name="Article title" style:family="paragraph" style:default-outline-level="">
      <style:paragraph-properties fo:margin-top="0.0638in" fo:margin-bottom="0in" loext:contextual-spacing="false" fo:line-height="0.2917in" fo:text-align="start" style:justify-single-word="false" fo:orphans="2" fo:widows="2" style:writing-mode="lr-tb"/>
      <style:text-properties style:font-name="Helvetica" fo:font-family="Helvetica" style:font-family-generic="roman" style:font-pitch="variable" fo:font-size="16pt" fo:language="en" fo:country="US" fo:font-weight="bold" style:font-size-asian="16pt" style:language-asian="en" style:country-asian="US" style:font-weight-asian="bold"/>
    </style:style>
    <style:style style:name="Author_20_name" style:display-name="Author name" style:family="paragraph" style:default-outline-level="">
      <style:paragraph-properties fo:margin-top="0.0484in" fo:margin-bottom="0in" loext:contextual-spacing="false" fo:line-height="0.2083in" fo:text-align="start" style:justify-single-word="false" fo:orphans="2" fo:widows="2" style:writing-mode="lr-tb"/>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ffilation" style:family="paragraph" style:parent-style-name="Author_20_name" style:default-outline-level="">
      <style:paragraph-properties fo:margin-top="0.028in" fo:margin-bottom="0.0362in" loext:contextual-spacing="false" fo:line-height="0.1665in"/>
      <style:text-properties fo:font-size="10pt" style:font-size-asian="10pt"/>
    </style:style>
    <style:style style:name="Received" style:family="paragraph" style:parent-style-name="Affilation" style:default-outline-level="">
      <style:paragraph-properties fo:margin-top="0in" fo:margin-bottom="0.2043in" loext:contextual-spacing="false"/>
      <style:text-properties fo:font-size="8pt" style:font-size-asian="8pt"/>
    </style:style>
    <style:style style:name="Abstract_20_Head" style:display-name="Abstract Head" style:family="paragraph" style:default-outline-level="">
      <style:paragraph-properties fo:margin-top="0.1457in" fo:margin-bottom="0.0071in" loext:contextual-spacing="false" fo:line-height="0.1528in" fo:text-align="justify" style:justify-single-word="false" fo:orphans="2" fo:widows="2" style:writing-mode="lr-tb"/>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_20_Text" style:display-name="Abstract Text" style:family="paragraph" style:default-outline-level="">
      <style:paragraph-properties fo:line-height="0.1528in" fo:text-align="justify" style:justify-single-word="false" fo:orphans="2" fo:widows="2" style:writing-mode="lr-tb"/>
      <style:text-properties style:font-name="Helvetica" fo:font-family="Helvetica" style:font-family-generic="roman" style:font-pitch="variable" fo:font-size="8pt" fo:language="en" fo:country="US" style:font-size-asian="8pt" style:language-asian="en" style:country-asian="US"/>
    </style:style>
    <style:style style:name="Para" style:family="paragraph" style:default-outline-level="">
      <style:paragraph-properties fo:margin-left="0in" fo:margin-right="0in" fo:line-height="0.1528in" fo:text-align="justify" style:justify-single-word="false" fo:orphans="2" fo:widows="2" fo:text-indent="0.1181in" style:auto-text-indent="false" style:writing-mode="lr-tb"/>
      <style:text-properties fo:font-size="9pt" fo:language="en" fo:country="US" style:font-size-asian="9pt" style:language-asian="en" style:country-asian="US"/>
    </style:style>
    <style:style style:name="ParaNoInd" style:family="paragraph" style:parent-style-name="Para" style:default-outline-level="">
      <style:paragraph-properties fo:margin-left="0in" fo:margin-right="0in" fo:text-indent="0in" style:auto-text-indent="false"/>
    </style:style>
    <style:style style:name="A_20_head" style:display-name="A head" style:family="paragraph" style:parent-style-name="Heading_20_1" style:default-outline-level="" style:list-style-nam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Para_20_with_20_C_20_head" style:display-name="Para with C head" style:family="paragraph" style:parent-style-name="ParaNoInd" style:default-outline-level="">
      <style:paragraph-properties fo:margin-top="0.0874in" fo:margin-bottom="0in" loext:contextual-spacing="false"/>
    </style:style>
    <style:style style:name="Numbered_20_List" style:display-name="Numbered List" style:family="paragraph" style:parent-style-name="ParaNoInd" style:default-outline-level="">
      <style:paragraph-properties fo:margin-left="0.389in" fo:margin-right="0in" fo:margin-top="0.0417in" fo:margin-bottom="0in" loext:contextual-spacing="false" fo:text-indent="-0.2709in" style:auto-text-indent="false">
        <style:tab-stops>
          <style:tab-stop style:position="0.389in"/>
        </style:tab-stops>
      </style:paragraph-properties>
    </style:style>
    <style:style style:name="Numbered_20_List_20_first" style:display-name="Numbered List first" style:family="paragraph" style:parent-style-name="Numbered_20_List" style:default-outline-level="">
      <style:paragraph-properties fo:margin-top="0.0835in" fo:margin-bottom="0in" loext:contextual-spacing="false"/>
    </style:style>
    <style:style style:name="Numbered_20_List_20_last" style:display-name="Numbered List last" style:family="paragraph" style:parent-style-name="Numbered_20_List" style:default-outline-level="">
      <style:paragraph-properties fo:margin-top="0.0417in" fo:margin-bottom="0.0835in" loext:contextual-spacing="false"/>
    </style:style>
    <style:style style:name="Bulleted_20_List" style:display-name="Bulleted List" style:family="paragraph" style:parent-style-name="ParaNoInd" style:default-outline-level="">
      <style:paragraph-properties fo:margin-left="0.2598in" fo:margin-right="0in" fo:margin-top="0.0417in" fo:margin-bottom="0in" loext:contextual-spacing="false" fo:text-indent="-0.1417in" style:auto-text-indent="false">
        <style:tab-stops>
          <style:tab-stop style:position="0.2598in"/>
        </style:tab-stops>
      </style:paragraph-properties>
    </style:style>
    <style:style style:name="Bulleted_20_List_20_first" style:display-name="Bulleted List first" style:family="paragraph" style:parent-style-name="Bulleted_20_List" style:default-outline-level="">
      <style:paragraph-properties fo:margin-top="0.0835in" fo:margin-bottom="0in" loext:contextual-spacing="false"/>
    </style:style>
    <style:style style:name="Bulleted_20_List_20_last" style:display-name="Bulleted List last" style:family="paragraph" style:parent-style-name="Bulleted_20_List" style:default-outline-level="">
      <style:paragraph-properties fo:margin-top="0.0417in" fo:margin-bottom="0.0835in" loext:contextual-spacing="false"/>
    </style:style>
    <style:style style:name="MTDisplayEquation" style:family="paragraph" style:parent-style-name="ParaNoInd" style:next-style-name="Standard" style:default-outline-level="">
      <style:paragraph-properties>
        <style:tab-stops>
          <style:tab-stop style:position="1.6945in" style:type="center"/>
          <style:tab-stop style:position="3.3752in" style:type="right"/>
        </style:tab-stops>
      </style:paragraph-properties>
    </style:style>
    <style:style style:name="CopyrightLine" style:family="paragraph" style:parent-style-name="Footer" style:default-outline-level="">
      <style:paragraph-properties fo:line-height="0.139in">
        <style:tab-stops>
          <style:tab-stop style:position="7in" style:type="right"/>
        </style:tab-stops>
      </style:paragraph-properties>
      <style:text-properties style:font-name="Helvetica" fo:font-family="Helvetica" style:font-family-generic="roman" style:font-pitch="variable" fo:font-size="7pt" style:font-size-asian="7pt"/>
    </style:style>
    <style:style style:name="Unnumbered_20_List" style:display-name="Unnumbered List" style:family="paragraph" style:parent-style-name="ParaNoInd" style:default-outline-level="">
      <style:paragraph-properties fo:margin-left="0.278in" fo:margin-right="0in" fo:text-indent="-0.278in" style:auto-text-indent="false"/>
    </style:style>
    <style:style style:name="Unnumbered_20_List_20_first" style:display-name="Unnumbered List first" style:family="paragraph" style:parent-style-name="Unnumbered_20_List" style:default-outline-level="">
      <style:paragraph-properties fo:margin-top="0.0835in" fo:margin-bottom="0in" loext:contextual-spacing="false"/>
    </style:style>
    <style:style style:name="Unnumbered_20_List_20_last" style:display-name="Unnumbered List last" style:family="paragraph" style:parent-style-name="Unnumbered_20_List" style:default-outline-level="">
      <style:paragraph-properties fo:margin-top="0in" fo:margin-bottom="0.0835in" loext:contextual-spacing="false"/>
    </style:style>
    <style:style style:name="Equation_20_Display" style:display-name="Equation Display" style:family="paragraph" style:parent-style-name="MTDisplayEquation" style:default-outline-level="">
      <style:paragraph-properties fo:margin-top="0.0835in" fo:margin-bottom="0.0835in" loext:contextual-spacing="false" fo:line-height="100%"/>
    </style:style>
    <style:style style:name="Figure_20_Caption" style:display-name="Figure Caption" style:family="paragraph" style:default-outline-level="">
      <style:paragraph-properties fo:margin-top="0.2016in" fo:margin-bottom="0.1665in" loext:contextual-spacing="false" fo:line-height="0.139in" fo:text-align="justify" style:justify-single-word="false" fo:orphans="2" fo:widows="2" style:writing-mode="lr-tb"/>
      <style:text-properties fo:font-size="8pt" fo:language="en" fo:country="US" style:font-size-asian="8pt" style:language-asian="en" style:country-asian="US"/>
    </style:style>
    <style:style style:name="Table_20_caption" style:display-name="Table caption" style:family="paragraph" style:default-outline-level="">
      <style:paragraph-properties fo:margin-top="0.1665in" fo:margin-bottom="0.1807in" loext:contextual-spacing="false" fo:line-height="0.139in" fo:text-align="start" style:justify-single-word="false" fo:orphans="2" fo:widows="2" style:writing-mode="lr-tb"/>
      <style:text-properties fo:font-size="8pt" fo:language="en" fo:country="US" style:font-size-asian="8pt" style:language-asian="en" style:country-asian="US"/>
    </style:style>
    <style:style style:name="Table_20_body" style:display-name="Table body" style:family="paragraph" style:default-outline-level="">
      <style:paragraph-properties fo:margin-left="0.111in" fo:margin-right="0in" fo:line-height="0.139in" fo:text-align="start" style:justify-single-word="false" fo:orphans="2" fo:widows="2" fo:text-indent="-0.111in" style:auto-text-indent="false" style:writing-mode="lr-tb"/>
      <style:text-properties fo:font-size="8pt" fo:language="en" fo:country="US" style:font-size-asian="8pt" style:language-asian="en" style:country-asian="US"/>
    </style:style>
    <style:style style:name="Table_20_Column_20_head" style:display-name="Table Column head" style:family="paragraph" style:parent-style-name="Table_20_body" style:default-outline-level="">
      <style:paragraph-properties fo:margin-top="0.0555in" fo:margin-bottom="0.0972in" loext:contextual-spacing="false"/>
    </style:style>
    <style:style style:name="Table_20_body_20_first" style:display-name="Table body first" style:family="paragraph" style:parent-style-name="Table_20_body" style:default-outline-level="">
      <style:paragraph-properties fo:margin-top="0.0626in" fo:margin-bottom="0in" loext:contextual-spacing="false"/>
    </style:style>
    <style:style style:name="Table_20_body_20_last" style:display-name="Table body last" style:family="paragraph" style:parent-style-name="Table_20_body" style:default-outline-level="">
      <style:paragraph-properties fo:margin-top="0in" fo:margin-bottom="0.0929in" loext:contextual-spacing="false"/>
    </style:style>
    <style:style style:name="Table_20_footnote" style:display-name="Table footnote" style:family="paragraph" style:default-outline-level="">
      <style:paragraph-properties fo:margin-top="0.0555in" fo:margin-bottom="0in" loext:contextual-spacing="false" fo:line-height="0.1252in" fo:text-align="justify" style:justify-single-word="false" fo:orphans="2" fo:widows="2" style:writing-mode="lr-tb"/>
      <style:text-properties fo:font-size="7pt" fo:language="en" fo:country="US" style:font-size-asian="7pt" style:language-asian="en" style:country-asian="US"/>
    </style:style>
    <style:style style:name="Ack_20_Head" style:display-name="Ack Head" style:family="paragraph" style:parent-style-name="A_20_head" style:default-outline-level=""/>
    <style:style style:name="Ack_20_Text" style:display-name="Ack Text" style:family="paragraph" style:parent-style-name="ParaNoInd" style:default-outline-level=""/>
    <style:style style:name="Ref_20_Head" style:display-name="Ref Head" style:family="paragraph" style:parent-style-name="A_20_head" style:default-outline-level=""/>
    <style:style style:name="Ref_20_Text" style:display-name="Ref Text" style:family="paragraph" style:default-outline-level="">
      <style:paragraph-properties fo:margin-left="0.1575in" fo:margin-right="0in" fo:line-height="0.1252in" fo:text-align="justify" style:justify-single-word="false" fo:orphans="2" fo:widows="2" fo:text-indent="-0.1575in" style:auto-text-indent="false" style:writing-mode="lr-tb"/>
      <style:text-properties fo:font-size="7pt" fo:language="en" fo:country="US" style:font-size-asian="7pt" style:language-asian="en" style:country-asian="US"/>
    </style:style>
    <style:style style:name="B_20_Head" style:display-name="B Head" style:family="paragraph" style:default-outline-level="2" style:list-style-name="">
      <style:paragraph-properties fo:margin-top="0.0693in" fo:margin-bottom="0.0417in" loext:contextual-spacing="false" fo:line-height="0.1807in" fo:text-align="start" style:justify-single-word="false" fo:orphans="2" fo:widows="2" style:writing-mode="lr-tb"/>
      <style:text-properties style:font-name="Helvetica" fo:font-family="Helvetica" style:font-family-generic="roman" style:font-pitch="variable" fo:language="en" fo:country="US" fo:font-weight="bold" style:language-asian="en" style:country-asian="US" style:font-weight-asian="bold"/>
    </style:style>
    <style:style style:name="HTML_20_Address" style:display-name="HTML Address" style:family="paragraph" style:parent-style-name="Standard" style:default-outline-level="">
      <style:text-properties fo:font-style="italic" style:font-style-asian="italic" style:font-style-complex="italic"/>
    </style:style>
    <style:style style:name="Article_20_Type" style:display-name="Article Type" style:family="paragraph" style:default-outline-level="">
      <style:paragraph-properties fo:margin-top="0.111in" fo:margin-bottom="0in" loext:contextual-spacing="false" fo:text-align="start" style:justify-single-word="false" fo:orphans="2" fo:widows="2" style:writing-mode="lr-tb"/>
      <style:text-properties style:font-name="Helvetica" fo:font-family="Helvetica" style:font-family-generic="roman" style:font-pitch="variable" fo:font-size="12pt" fo:language="en" fo:country="US" fo:font-style="italic" style:font-size-asian="12pt" style:language-asian="en" style:country-asian="US" style:font-style-asian="italic"/>
    </style:style>
    <style:style style:name="_3c_Para_3e_" style:display-name="&lt;Para&gt;" style:family="paragraph" style:parent-style-name="Para" style:default-outline-level="">
      <style:paragraph-properties fo:line-height="0.139in"/>
      <style:text-properties fo:font-size="8pt" style:font-size-asian="8pt"/>
    </style:style>
    <style:style style:name="_3c_ParaNoInd_3e_" style:display-name="&lt;ParaNoInd&gt;" style:family="paragraph" style:parent-style-name="ParaNoInd" style:default-outline-level="">
      <style:paragraph-properties fo:line-height="0.139in"/>
      <style:text-properties fo:font-size="8pt" style:font-size-asian="8pt"/>
    </style:style>
    <style:style style:name="_3c_Para_20_with_20_C_20_head_3e_" style:display-name="&lt;Para with C head&gt;" style:family="paragraph" style:parent-style-name="Para_20_with_20_C_20_head" style:default-outline-level="">
      <style:paragraph-properties fo:line-height="0.139in"/>
      <style:text-properties fo:font-size="8pt" style:font-size-asian="8pt"/>
    </style:style>
    <style:style style:name="_3c_Equation_20_Display_3e_" style:display-name="&lt;Equation Display&gt;" style:family="paragraph" style:parent-style-name="Equation_20_Display" style:default-outline-level="">
      <style:text-properties fo:font-size="8pt" style:font-size-asian="8pt"/>
    </style:style>
    <style:style style:name="_3c_Figure_20_Caption_3e_" style:display-name="&lt;Figure Caption&gt;" style:family="paragraph" style:parent-style-name="Figure_20_Caption" style:default-outline-level="">
      <style:paragraph-properties fo:line-height="0.1252in"/>
      <style:text-properties fo:font-size="7pt" style:font-size-asian="7pt"/>
    </style:style>
    <style:style style:name="_3c_Table_20_body_3e_" style:display-name="&lt;Table body&gt;" style:family="paragraph" style:parent-style-name="Table_20_body" style:default-outline-level="">
      <style:paragraph-properties fo:margin-left="0.1102in" fo:margin-right="0in" fo:line-height="0.1252in" fo:text-indent="-0.1102in" style:auto-text-indent="false"/>
      <style:text-properties fo:font-size="7pt" style:font-size-asian="7pt"/>
    </style:style>
    <style:style style:name="_3c_Table_20_body_20_first_3e_" style:display-name="&lt;Table body first&gt;" style:family="paragraph" style:parent-style-name="Table_20_body_20_first" style:default-outline-level="">
      <style:paragraph-properties fo:margin-left="0.1102in" fo:margin-right="0in" fo:line-height="0.1252in" fo:text-indent="-0.1102in" style:auto-text-indent="false"/>
      <style:text-properties fo:font-size="7pt" style:font-size-asian="7pt"/>
    </style:style>
    <style:style style:name="_3c_Table_20_body_20_last_3e_" style:display-name="&lt;Table body last&gt;" style:family="paragraph" style:parent-style-name="Table_20_body_20_last" style:default-outline-level="">
      <style:paragraph-properties fo:margin-left="0.1102in" fo:margin-right="0in" fo:line-height="0.1252in" fo:text-indent="-0.1102in" style:auto-text-indent="false"/>
    </style:style>
    <style:style style:name="_3c_Table_20_caption_3e_" style:display-name="&lt;Table caption&gt;" style:family="paragraph" style:parent-style-name="Table_20_caption" style:default-outline-level="">
      <style:paragraph-properties fo:line-height="0.1252in"/>
    </style:style>
    <style:style style:name="_3c_Table_20_Column_20_head_3e_" style:display-name="&lt;Table Column head&gt;" style:family="paragraph" style:parent-style-name="Table_20_Column_20_head" style:default-outline-level="">
      <style:paragraph-properties fo:margin-left="0.1102in" fo:margin-right="0in" fo:line-height="0.1252in" fo:text-indent="-0.1102in" style:auto-text-indent="false"/>
      <style:text-properties fo:font-size="7pt" style:font-size-asian="7pt"/>
    </style:style>
    <style:style style:name="_3c_Table_20_footnote_3e_" style:display-name="&lt;Table footnote&gt;" style:family="paragraph" style:parent-style-name="Table_20_footnote" style:default-outline-level="">
      <style:paragraph-properties fo:line-height="0.111in"/>
      <style:text-properties fo:font-size="6pt" style:font-size-asian="6pt"/>
    </style:style>
    <style:style style:name="_3c_Numbered_20_List_3e_" style:display-name="&lt;Numbered List&gt;" style:family="paragraph" style:parent-style-name="Numbered_20_List" style:default-outline-level="">
      <style:paragraph-properties fo:margin-left="0.3898in" fo:margin-right="0in" fo:line-height="0.139in" fo:text-indent="-0.2717in" style:auto-text-indent="false"/>
      <style:text-properties fo:font-size="8pt" style:font-size-asian="8pt"/>
    </style:style>
    <style:style style:name="_3c_Numbered_20_List_20_first_3e_" style:display-name="&lt;Numbered List first&gt;" style:family="paragraph" style:parent-style-name="Numbered_20_List_20_first" style:default-outline-level="">
      <style:paragraph-properties fo:margin-left="0.3898in" fo:margin-right="0in" fo:line-height="0.139in" fo:text-indent="-0.2717in" style:auto-text-indent="false"/>
      <style:text-properties fo:font-size="8pt" style:font-size-asian="8pt"/>
    </style:style>
    <style:style style:name="_3c_Numbered_20_List_20_last_3e_" style:display-name="&lt;Numbered List last&gt;" style:family="paragraph" style:parent-style-name="Numbered_20_List_20_last" style:default-outline-level="">
      <style:paragraph-properties fo:margin-left="0.3898in" fo:margin-right="0in" fo:line-height="0.139in" fo:text-indent="-0.2717in" style:auto-text-indent="false"/>
      <style:text-properties fo:font-size="8pt" style:font-size-asian="8pt"/>
    </style:style>
    <style:style style:name="_3c_Bulleted_20_List_3e_" style:display-name="&lt;Bulleted List&gt;" style:family="paragraph" style:parent-style-name="Bulleted_20_List" style:default-outline-level="">
      <style:paragraph-properties fo:line-height="0.139in"/>
      <style:text-properties fo:font-size="8pt" style:font-size-asian="8pt"/>
    </style:style>
    <style:style style:name="_3c_Bulleted_20_List_20_first_3e_" style:display-name="&lt;Bulleted List first&gt;" style:family="paragraph" style:parent-style-name="Bulleted_20_List_20_first" style:default-outline-level="">
      <style:paragraph-properties fo:line-height="0.139in"/>
      <style:text-properties fo:font-size="8pt" style:font-size-asian="8pt"/>
    </style:style>
    <style:style style:name="_3c_Bulleted_20_List_20_last_3e_" style:display-name="&lt;Bulleted List last&gt;" style:family="paragraph" style:parent-style-name="Bulleted_20_List_20_last" style:default-outline-level="">
      <style:paragraph-properties fo:line-height="0.139in"/>
      <style:text-properties fo:font-size="8pt" style:font-size-asian="8pt"/>
    </style:style>
    <style:style style:name="_3c_Unnumbered_20_List_3e_" style:display-name="&lt;Unnumbered List&gt;" style:family="paragraph" style:parent-style-name="Unnumbered_20_List" style:default-outline-level="">
      <style:paragraph-properties fo:margin-left="0.2799in" fo:margin-right="0in" fo:line-height="0.139in" fo:text-indent="-0.2799in" style:auto-text-indent="false"/>
      <style:text-properties fo:font-size="8pt" style:font-size-asian="8pt"/>
    </style:style>
    <style:style style:name="_3c_Unnumbered_20_List_20_first_3e_" style:display-name="&lt;Unnumbered List first&gt;" style:family="paragraph" style:parent-style-name="Unnumbered_20_List_20_first" style:default-outline-level="">
      <style:paragraph-properties fo:margin-left="0.2799in" fo:margin-right="0in" fo:line-height="0.139in" fo:text-indent="-0.2799in" style:auto-text-indent="false"/>
      <style:text-properties fo:font-size="8pt" style:font-size-asian="8pt"/>
    </style:style>
    <style:style style:name="_3c_Unnumbered_20_List_20_last_3e_" style:display-name="&lt;Unnumbered List last&gt;" style:family="paragraph" style:parent-style-name="Unnumbered_20_List_20_last" style:default-outline-level="">
      <style:paragraph-properties fo:margin-left="0.2799in" fo:margin-right="0in" fo:line-height="0.139in" fo:text-indent="-0.2799in" style:auto-text-indent="false"/>
      <style:text-properties fo:font-size="8pt" style:font-size-asian="8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bstract-Text" style:family="paragraph" style:parent-style-name="Abstract_20_Text" style:default-outline-level="">
      <style:text-properties fo:font-size="9pt" style:font-size-asian="9pt" style:font-size-complex="9pt"/>
    </style:style>
    <style:style style:name="Abstract-Head" style:family="paragraph" style:parent-style-name="Abstract_20_Head" style:default-outline-level="">
      <style:paragraph-properties fo:margin-top="0.2083in" fo:margin-bottom="0.0071in" loext:contextual-spacing="false" fo:line-height="0.139in">
        <style:tab-stops>
          <style:tab-stop style:position="4.9583in"/>
        </style:tab-stops>
      </style:paragraph-properties>
      <style:text-properties fo:font-variant="normal" fo:text-transform="none" fo:font-size="10pt" style:font-size-asian="10pt"/>
    </style:style>
    <style:style style:name="Author-Group" style:family="paragraph" style:parent-style-name="Author_20_name" style:default-outline-level="">
      <style:paragraph-properties fo:margin-top="0.0693in" fo:margin-bottom="0in" loext:contextual-spacing="false" fo:text-align="justify" style:justify-single-word="false"/>
      <style:text-properties fo:font-size="12pt" style:font-size-asian="12pt" style:font-size-complex="12pt"/>
    </style:style>
    <style:style style:name="Author-Affiliation" style:family="paragraph" style:parent-style-name="Affilation" style:default-outline-level="">
      <style:paragraph-properties fo:margin-top="0.0693in" fo:margin-bottom="0.0362in" loext:contextual-spacing="false" fo:text-align="justify" style:justify-single-word="false"/>
      <style:text-properties fo:font-size="9pt" style:font-size-asian="9pt" style:font-size-complex="9pt"/>
    </style:style>
    <style:style style:name="Title" style:family="paragraph" style:parent-style-name="Article_20_title" style:next-style-name="Standard" style:default-outline-level="" style:class="chapter">
      <style:paragraph-properties fo:text-align="justify" style:justify-single-word="false"/>
      <style:text-properties fo:font-size="18pt" style:font-size-asian="18pt" style:font-size-complex="18pt"/>
    </style:style>
    <style:style style:name="Subtitle" style:family="paragraph" style:parent-style-name="Article_20_Type" style:next-style-name="Standard" style:default-outline-level="" style:class="chapter">
      <style:paragraph-properties fo:text-align="justify" style:justify-single-word="false"/>
      <style:text-properties fo:font-size="14pt" style:font-size-asian="14pt" style:font-size-complex="14pt"/>
    </style:style>
    <style:style style:name="corrs-au" style:family="paragraph" style:parent-style-name="Author_20_name" style:default-outline-level="">
      <style:paragraph-properties fo:text-align="justify" style:justify-single-word="false"/>
      <style:text-properties fo:font-size="8.5pt" style:font-size-asian="8.5pt" style:font-size-complex="8.5pt"/>
    </style:style>
    <style:style style:name="History-Dates" style:family="paragraph" style:parent-style-name="Affilation" style:default-outline-level="">
      <style:paragraph-properties fo:text-align="justify" style:justify-single-word="false"/>
      <style:text-properties fo:font-size="8pt" style:font-size-asian="8pt" style:font-size-complex="8pt"/>
    </style:style>
    <style:style style:name="article-info" style:family="paragraph" style:parent-style-name="Standard" style:default-outline-level="">
      <style:paragraph-properties fo:margin-left="0in" fo:margin-right="1.0992in" fo:text-align="end" style:justify-single-word="false" fo:text-indent="0in" style:auto-text-indent="false"/>
      <style:text-properties fo:font-size="8pt" style:font-size-asian="8pt" style:font-size-complex="8pt"/>
    </style:style>
    <style:style style:name="para-first" style:family="paragraph" style:parent-style-name="ParaNoInd" style:default-outline-level="">
      <style:text-properties fo:font-size="8pt" style:font-size-asian="8pt" style:font-size-complex="8pt"/>
    </style:style>
    <style:style style:name="para" style:family="paragraph" style:parent-style-name="Para" style:default-outline-level="">
      <style:text-properties fo:font-size="8pt" style:font-size-asian="8pt"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line_20_number" style:display-name="lin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text-properties style:font-name="Helvetica" fo:font-family="Helvetica" style:font-family-generic="roman" style:font-pitch="variable" fo:font-size="9pt" fo:font-weight="bold" style:font-size-asian="9pt" style:font-weight-asian="bold"/>
    </style:style>
    <style:style style:name="C_20_head" style:display-name="C head" style:family="text" style:parent-style-name="Default_20_Paragraph_20_Font">
      <style:text-properties style:font-name="Times New Roman" fo:font-family="'Times New Roman'" style:font-family-generic="roman" style:font-pitch="variable" fo:font-size="9pt" fo:font-style="italic" style:font-size-asian="9pt" style:font-style-asian="italic"/>
    </style:style>
    <style:style style:name="Header_20_Char" style:display-name="Header Char" style:family="text" style:parent-style-name="Default_20_Paragraph_20_Font">
      <style:text-properties style:font-name="Helvetica" fo:font-family="Helvetica" style:font-family-generic="roman" style:font-pitch="variable" fo:font-size="8pt" fo:language="en" fo:country="US" fo:font-style="italic" fo:font-weight="bold" style:font-size-asian="8pt" style:language-asian="en" style:country-asian="US" style:font-style-asian="italic" style:font-weight-asian="bold"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bstract_20_Text_20_Char" style:display-name="Abstract Text Ch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Abstract-Text_20_Char" style:display-name="Abstract-Text Char" style:family="text" style:parent-style-name="Abstract_20_Text_20_Char">
      <style:text-properties fo:font-size="9pt" style:font-size-asian="9pt" style:font-size-complex="9pt"/>
    </style:style>
    <style:style style:name="Abstract_20_Head_20_Char" style:display-name="Abstract Head Char" style:family="text" style:parent-style-name="Default_20_Paragraph_20_Font">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Head_20_Char" style:display-name="Abstract-Head Char" style:family="text" style:parent-style-name="Abstract_20_Head_20_Char"/>
    <style:style style:name="Author_20_name_20_Char" style:display-name="Author name Char" style:family="text" style:parent-style-name="Default_20_Paragraph_20_Font">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uthor-Group_20_Char" style:display-name="Author-Group Char" style:family="text" style:parent-style-name="Author_20_name_20_Char">
      <style:text-properties fo:font-size="12pt" style:font-size-asian="12pt" style:font-size-complex="12pt"/>
    </style:style>
    <style:style style:name="Affilation_20_Char" style:display-name="Affilation Char" style:family="text" style:parent-style-name="Author_20_name_20_Char"/>
    <style:style style:name="Author-Affiliation_20_Char" style:display-name="Author-Affiliation Char" style:family="text" style:parent-style-name="Affilation_20_Char">
      <style:text-properties fo:font-size="9pt" style:font-size-asian="9pt" style:font-size-complex="9pt"/>
    </style:style>
    <style:style style:name="Title_20_Char" style:display-name="Title Char" style:family="text" style:parent-style-name="Default_20_Paragraph_20_Font">
      <style:text-properties style:font-name="Helvetica" fo:font-family="Helvetica" style:font-family-generic="roman" style:font-pitch="variable" fo:font-size="18pt" fo:language="en" fo:country="US" fo:font-weight="bold" style:font-size-asian="18pt" style:language-asian="en" style:country-asian="US" style:font-weight-asian="bold" style:font-size-complex="18pt"/>
    </style:style>
    <style:style style:name="Subtitle_20_Char" style:display-name="Subtitle Char" style:family="text" style:parent-style-name="Default_20_Paragraph_20_Font">
      <style:text-properties style:font-name="Helvetica" fo:font-family="Helvetica" style:font-family-generic="roman" style:font-pitch="variable" fo:font-size="14pt" fo:language="en" fo:country="US" fo:font-style="italic" style:font-size-asian="14pt" style:language-asian="en" style:country-asian="US" style:font-style-asian="italic" style:font-size-complex="14pt"/>
    </style:style>
    <style:style style:name="corrs-au_20_Char" style:display-name="corrs-au Char" style:family="text" style:parent-style-name="Author_20_name_20_Char">
      <style:text-properties fo:font-size="8.5pt" style:font-size-asian="8.5pt" style:font-size-complex="8.5pt"/>
    </style:style>
    <style:style style:name="History-Dates_20_Char" style:display-name="History-Dates Char" style:family="text" style:parent-style-name="Affilation_20_Char">
      <style:text-properties fo:font-size="8pt" style:font-size-asian="8pt" style:font-size-complex="8pt"/>
    </style:style>
    <style:style style:name="article-info_20_Char" style:display-name="article-info Char" style:family="text" style:parent-style-name="Default_20_Paragraph_20_Font">
      <style:text-properties style:font-name="Times" fo:font-family="Times" style:font-family-generic="roman" style:font-pitch="variable" fo:font-size="8pt" fo:language="en" fo:country="US" style:font-size-asian="8pt" style:language-asian="en" style:country-asian="US" style:font-size-complex="8pt"/>
    </style:style>
    <style:style style:name="Para_20_Char" style:display-name="Para Char" style:family="text" style:parent-style-name="Default_20_Paragraph_20_Font">
      <style:text-properties fo:font-size="9pt" fo:language="en" fo:country="US" style:font-size-asian="9pt" style:language-asian="en" style:country-asian="US"/>
    </style:style>
    <style:style style:name="ParaNoInd_20_Char" style:display-name="ParaNoInd Char" style:family="text" style:parent-style-name="Para_20_Char"/>
    <style:style style:name="para-first_20_Char" style:display-name="para-first Char" style:family="text" style:parent-style-name="ParaNoInd_20_Char">
      <style:text-properties fo:font-size="8pt" style:font-size-asian="8pt" style:font-size-complex="8pt"/>
    </style:style>
    <style:style style:name="Heading_20_3_20_Char" style:display-name="Heading 3 Char" style:family="text" style:parent-style-name="para-first_20_Char">
      <style:text-properties fo:font-weight="bold" style:font-weight-asian="bold"/>
    </style:style>
    <style:style style:name="para_20_Char" style:display-name="para Char" style:family="text" style:parent-style-name="Para_20_Char">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3."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5in" fo:text-indent="-0.3819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389in" fo:text-indent="-0.2709in" fo:margin-left="0.389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25in" fo:text-indent="-0.2429in" fo:margin-left="0.2429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1" style:num-format="1">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378in" fo:text-indent="-0.378in" fo:margin-left="0.37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in" loext:contextual-spacing="false"/>
    </style:style>
    <style:style style:name="MP2" style:family="paragraph">
      <loext:graphic-properties draw:fill="solid" draw:fill-color="#ffffff"/>
      <style:paragraph-properties fo:text-align="center"/>
    </style:style>
    <style:style style:name="Mgr1" style:family="graphic">
      <style:graphic-properties draw:stroke="solid" svg:stroke-width="0.0071in" svg:stroke-color="#000000" draw:stroke-linejoin="round" draw:fill="solid" draw:fill-color="#ffffff" draw:textarea-horizontal-align="center" draw:textarea-vertical-align="top" fo:padding-top="0.0035in" fo:padding-bottom="0.0035in" fo:padding-left="0.0035in" fo:padding-right="0.0035in" fo:margin-left="0.1252in" fo:margin-right="0.1252in" fo:margin-top="0in" fo:margin-bottom="0in"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usage="mirrored">
      <style:page-layout-properties fo:page-width="8.5in" fo:page-height="10.9902in" style:num-format="1" style:print-orientation="portrait" fo:margin-top="0.4902in" fo:margin-bottom="0.8799in" fo:margin-left="0.7598in" fo:margin-right="0.9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98in" fo:margin-left="0in" fo:margin-right="0in" fo:margin-bottom="0.3508in" style:dynamic-spacing="true"/>
      </style:header-style>
      <style:footer-style/>
    </style:page-layout>
    <style:page-layout style:name="Mpm2" style:page-usage="mirrored">
      <style:page-layout-properties fo:page-width="8.5in" fo:page-height="10.9902in" style:num-format="1" style:print-orientation="portrait" fo:margin-top="0.8799in" fo:margin-bottom="0.8799in" fo:margin-left="0.7598in" fo:margin-right="0.9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0.9902in" style:num-format="1" style:print-orientation="portrait" fo:margin-top="0.8799in" fo:margin-bottom="0.8799in" fo:margin-left="0.7598in" fo:margin-right="0.9598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Article short title</text:p>
      </style:header>
      <style:header-left>
        <text:p text:style-name="MP1"><draw:line text:anchor-type="char" draw:z-index="2" draw:style-name="Mgr1" draw:text-style-name="MP2" svg:x1="0in" svg:y1="0.7165in" svg:x2="7in" svg:y2="0.7165in"><text:p/></draw:line>K.Takahashi et al.</text:p>
      </style:header-left>
    </style:master-page>
    <style:master-page style:name="First_20_Page" style:display-name="First Page" style:page-layout-name="Mpm2" style:next-style-name="Standard"/>
    <style:master-page style:name="Converted1"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o</dc:title>
    <meta:editing-cycles>20</meta:editing-cycles>
    <meta:print-date>2007-07-04T12:14:00</meta:print-date>
    <meta:creation-date>2020-03-09T09:53:09.347957332</meta:creation-date>
    <dc:date>2020-03-10T09:39:16.545106955</dc:date>
    <meta:editing-duration>PT23H36M50S</meta:editing-duration>
    <meta:generator>LibreOffice/6.2.7.1$Linux_X86_64 LibreOffice_project/20$Build-1</meta:generator>
    <meta:document-statistic meta:table-count="2" meta:image-count="0" meta:object-count="1" meta:page-count="4" meta:paragraph-count="114" meta:word-count="2664" meta:character-count="14332" meta:non-whitespace-character-count="11782"/>
    <meta:user-defined meta:name="AppVersion">12.0000</meta:user-defined>
    <meta:user-defined meta:name="Client">oup</meta:user-defined>
    <meta:user-defined meta:name="Company">NISPL</meta:user-defined>
    <meta:user-defined meta:name="ContentTypeId">0x0101004052DF9ABE204045A104DC221265583100170F5890EF61F4489AE5352EEAFA3E6F</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_AdHocReviewCycleID" meta:value-type="float">-278729539</meta:user-defined>
    <meta:user-defined meta:name="_AuthorEmail" meta:value-type="string">Bioinformatics@editorialoffice.co.uk</meta:user-defined>
    <meta:user-defined meta:name="_AuthorEmailDisplayName" meta:value-type="string">Bioinformatics Editorial Office</meta:user-defined>
    <meta:user-defined meta:name="_EmailSubject" meta:value-type="string">MS Word Template query</meta:user-defined>
    <meta:user-defined meta:name="_ReviewingToolsShownOnce" meta:value-type="string"/>
    <meta:template xlink:type="simple" xlink:actuate="onRequest" xlink:title="MS Word Template Bioinformatics1" xlink:href=""/>
  </office:meta>
</office:document-meta>
</file>